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906*"/>
    </style:style>
    <style:style style:name="Table1.B" style:family="table-column">
      <style:table-column-properties style:column-width="0.6299in" style:rel-column-width="9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ef8d" officeooo:paragraph-rsid="0010ef8d"/>
    </style:style>
    <style:style style:name="P2" style:family="paragraph" style:parent-style-name="Standard">
      <style:text-properties officeooo:rsid="0010ef8d" officeooo:paragraph-rsid="0012f1e0"/>
    </style:style>
    <style:style style:name="P3" style:family="paragraph" style:parent-style-name="Standard">
      <style:text-properties officeooo:paragraph-rsid="0010ef8d"/>
    </style:style>
    <style:style style:name="P4" style:family="paragraph" style:parent-style-name="Standard">
      <style:text-properties officeooo:paragraph-rsid="0012f1e0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ef8d" officeooo:paragraph-rsid="0010ef8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0ef8d" officeooo:paragraph-rsid="0012f1e0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officeooo:rsid="0010ef8d" officeooo:paragraph-rsid="0010ef8d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10ef8d" officeooo:paragraph-rsid="0012f1e0"/>
    </style:style>
    <style:style style:name="P9" style:family="paragraph" style:parent-style-name="Standard">
      <style:paragraph-properties fo:margin-left="0.9846in" fo:margin-right="0in" fo:text-indent="0in" style:auto-text-indent="false" style:writing-mode="lr-tb"/>
      <style:text-properties officeooo:rsid="0010ef8d" officeooo:paragraph-rsid="0010ef8d"/>
    </style:style>
    <style:style style:name="P10" style:family="paragraph" style:parent-style-name="Standard">
      <style:paragraph-properties fo:margin-left="0.9846in" fo:margin-right="0in" fo:text-indent="0in" style:auto-text-indent="false" style:writing-mode="lr-tb"/>
      <style:text-properties officeooo:rsid="0010ef8d" officeooo:paragraph-rsid="0012f1e0"/>
    </style:style>
    <style:style style:name="P11" style:family="paragraph" style:parent-style-name="Standard">
      <style:paragraph-properties fo:margin-left="0.9846in" fo:margin-right="0in" fo:text-indent="0in" style:auto-text-indent="false" style:writing-mode="lr-tb"/>
      <style:text-properties officeooo:paragraph-rsid="0012f1e0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Table_20_Contents">
      <style:text-properties officeooo:rsid="0010ef8d" officeooo:paragraph-rsid="0010ef8d"/>
    </style:style>
    <style:style style:name="P14" style:family="paragraph" style:parent-style-name="Table_20_Contents">
      <style:text-properties fo:color="#ff3333"/>
    </style:style>
    <style:style style:name="P15" style:family="paragraph" style:parent-style-name="Table_20_Contents">
      <style:text-properties fo:color="#ff3333" officeooo:rsid="0010ef8d" officeooo:paragraph-rsid="0010ef8d"/>
    </style:style>
    <style:style style:name="P16" style:family="paragraph" style:parent-style-name="Table_20_Contents">
      <style:text-properties fo:color="#ff3333" officeooo:rsid="0012423a" officeooo:paragraph-rsid="0012423a"/>
    </style:style>
    <style:style style:name="P17" style:family="paragraph" style:parent-style-name="Table_20_Contents">
      <style:text-properties fo:color="#ff3333" officeooo:rsid="001270f9" officeooo:paragraph-rsid="001270f9"/>
    </style:style>
    <style:style style:name="P18" style:family="paragraph" style:parent-style-name="Table_20_Contents">
      <style:text-properties fo:color="#ff3333" officeooo:rsid="001453e8" officeooo:paragraph-rsid="001453e8"/>
    </style:style>
    <style:style style:name="P19" style:family="paragraph" style:parent-style-name="Table_20_Contents">
      <style:text-properties fo:color="#6666ff" officeooo:rsid="0010ef8d" officeooo:paragraph-rsid="0010ef8d"/>
    </style:style>
    <style:style style:name="P20" style:family="paragraph" style:parent-style-name="Table_20_Contents">
      <style:text-properties fo:color="#6666ff" officeooo:rsid="001270f9" officeooo:paragraph-rsid="001270f9"/>
    </style:style>
    <style:style style:name="P21" style:family="paragraph" style:parent-style-name="Table_20_Contents">
      <style:text-properties fo:color="#6666ff" officeooo:rsid="001453e8" officeooo:paragraph-rsid="001453e8"/>
    </style:style>
    <style:style style:name="P22" style:family="paragraph" style:parent-style-name="Table_20_Contents">
      <style:text-properties fo:color="#ff00cc" officeooo:rsid="0010ef8d" officeooo:paragraph-rsid="0010ef8d"/>
    </style:style>
    <style:style style:name="P23" style:family="paragraph" style:parent-style-name="Table_20_Contents">
      <style:text-properties fo:color="#ff00cc" officeooo:rsid="001270f9" officeooo:paragraph-rsid="001270f9"/>
    </style:style>
    <style:style style:name="P24" style:family="paragraph" style:parent-style-name="Table_20_Contents">
      <style:text-properties fo:color="#ff00cc" officeooo:rsid="001453e8" officeooo:paragraph-rsid="001453e8"/>
    </style:style>
    <style:style style:name="P25" style:family="paragraph" style:parent-style-name="Table_20_Contents">
      <style:text-properties officeooo:rsid="001270f9" officeooo:paragraph-rsid="001270f9"/>
    </style:style>
    <style:style style:name="T1" style:family="text">
      <style:text-properties officeooo:rsid="0010ef8d"/>
    </style:style>
    <style:style style:name="T2" style:family="text">
      <style:text-properties style:text-position="super 58%"/>
    </style:style>
    <style:style style:name="T3" style:family="text">
      <style:text-properties fo:color="#ff3333"/>
    </style:style>
    <style:style style:name="T4" style:family="text">
      <style:text-properties officeooo:rsid="001453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eyboard layout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3">1<text:span text:style-name="T2">st</text:span></text:p>
          </table:table-cell>
          <table:table-cell table:style-name="Table1.A1" office:value-type="string">
            <text:p text:style-name="P13">1</text:p>
            <text:p text:style-name="P15">!</text:p>
            <text:p text:style-name="P21">F1</text:p>
          </table:table-cell>
          <table:table-cell table:style-name="Table1.A1" office:value-type="string">
            <text:p text:style-name="P13">2</text:p>
            <text:p text:style-name="P16">@</text:p>
            <text:p text:style-name="P21">F2</text:p>
          </table:table-cell>
          <table:table-cell table:style-name="Table1.A1" office:value-type="string">
            <text:p text:style-name="P13">3</text:p>
            <text:p text:style-name="P16">#</text:p>
            <text:p text:style-name="P21">F3</text:p>
          </table:table-cell>
          <table:table-cell table:style-name="Table1.A1" office:value-type="string">
            <text:p text:style-name="P13">4</text:p>
            <text:p text:style-name="P16">$</text:p>
            <text:p text:style-name="P21">F4</text:p>
          </table:table-cell>
          <table:table-cell table:style-name="Table1.A1" office:value-type="string">
            <text:p text:style-name="P13">5</text:p>
            <text:p text:style-name="P15">%</text:p>
            <text:p text:style-name="P21">F5</text:p>
          </table:table-cell>
          <table:table-cell table:style-name="Table1.A1" office:value-type="string">
            <text:p text:style-name="P13">6</text:p>
            <text:p text:style-name="P16">^</text:p>
            <text:p text:style-name="P21">F6</text:p>
          </table:table-cell>
          <table:table-cell table:style-name="Table1.A1" office:value-type="string">
            <text:p text:style-name="P13">7</text:p>
            <text:p text:style-name="P16">&amp;</text:p>
            <text:p text:style-name="P21">F7</text:p>
          </table:table-cell>
          <table:table-cell table:style-name="Table1.A1" office:value-type="string">
            <text:p text:style-name="P13">8</text:p>
            <text:p text:style-name="P15">*</text:p>
            <text:p text:style-name="P21">F8</text:p>
          </table:table-cell>
          <table:table-cell table:style-name="Table1.A1" office:value-type="string">
            <text:p text:style-name="P13">9</text:p>
            <text:p text:style-name="P16">(</text:p>
            <text:p text:style-name="P21">F9</text:p>
          </table:table-cell>
          <table:table-cell table:style-name="Table1.K1" office:value-type="string">
            <text:p text:style-name="P13">0</text:p>
            <text:p text:style-name="P16">)</text:p>
            <text:p text:style-name="P21">F10</text:p>
          </table:table-cell>
        </table:table-row>
        <table:table-row>
          <table:table-cell table:style-name="Table1.A2" office:value-type="string">
            <text:p text:style-name="P15">2<text:span text:style-name="T2">nd</text:span></text:p>
          </table:table-cell>
          <table:table-cell table:style-name="Table1.A2" office:value-type="string">
            <text:p text:style-name="P13">Q</text:p>
            <text:p text:style-name="P17">q</text:p>
            <text:p text:style-name="P20">=</text:p>
            <text:p text:style-name="P23">+</text:p>
          </table:table-cell>
          <table:table-cell table:style-name="Table1.A2" office:value-type="string">
            <text:p text:style-name="P13">W</text:p>
            <text:p text:style-name="P17">w</text:p>
            <text:p text:style-name="P20">-</text:p>
            <text:p text:style-name="P23">_</text:p>
          </table:table-cell>
          <table:table-cell table:style-name="Table1.A2" office:value-type="string">
            <text:p text:style-name="P13">E</text:p>
            <text:p text:style-name="P17">e</text:p>
            <text:p text:style-name="P20">[</text:p>
            <text:p text:style-name="P23">{</text:p>
          </table:table-cell>
          <table:table-cell table:style-name="Table1.A2" office:value-type="string">
            <text:p text:style-name="P13">R</text:p>
            <text:p text:style-name="P17">r</text:p>
            <text:p text:style-name="P20">]</text:p>
            <text:p text:style-name="P23">}</text:p>
          </table:table-cell>
          <table:table-cell table:style-name="Table1.A2" office:value-type="string">
            <text:p text:style-name="P13">T</text:p>
            <text:p text:style-name="P17">t</text:p>
            <text:p text:style-name="P20">\</text:p>
            <text:p text:style-name="P23">|</text:p>
          </table:table-cell>
          <table:table-cell table:style-name="Table1.A2" office:value-type="string">
            <text:p text:style-name="P13">Y</text:p>
            <text:p text:style-name="P17">y</text:p>
            <text:p text:style-name="P20">‘</text:p>
            <text:p text:style-name="P23">“</text:p>
          </table:table-cell>
          <table:table-cell table:style-name="Table1.A2" office:value-type="string">
            <text:p text:style-name="P13">U</text:p>
            <text:p text:style-name="P17">u</text:p>
            <text:p text:style-name="P20">`</text:p>
            <text:p text:style-name="P23">~</text:p>
          </table:table-cell>
          <table:table-cell table:style-name="Table1.A2" office:value-type="string">
            <text:p text:style-name="P13">I</text:p>
            <text:p text:style-name="P18">i</text:p>
            <text:p text:style-name="P21">Pause</text:p>
            <text:p text:style-name="P23">Up</text:p>
          </table:table-cell>
          <table:table-cell table:style-name="Table1.A2" office:value-type="string">
            <text:p text:style-name="P13">O</text:p>
            <text:p text:style-name="P17">o</text:p>
            <text:p text:style-name="P21">Inserts</text:p>
            <text:p text:style-name="P23">Space</text:p>
          </table:table-cell>
          <table:table-cell table:style-name="Table1.K2" office:value-type="string">
            <text:p text:style-name="P13">P</text:p>
            <text:p text:style-name="P25"><text:span text:style-name="T3">p</text:span></text:p>
            <text:p text:style-name="P23">Enter</text:p>
          </table:table-cell>
        </table:table-row>
        <table:table-row>
          <table:table-cell table:style-name="Table1.A2" office:value-type="string">
            <text:p text:style-name="P19">3<text:span text:style-name="T2">rd</text:span></text:p>
          </table:table-cell>
          <table:table-cell table:style-name="Table1.A2" office:value-type="string">
            <text:p text:style-name="P13">A</text:p>
            <text:p text:style-name="P17">a</text:p>
          </table:table-cell>
          <table:table-cell table:style-name="Table1.A2" office:value-type="string">
            <text:p text:style-name="P13">S</text:p>
            <text:p text:style-name="P17">s</text:p>
          </table:table-cell>
          <table:table-cell table:style-name="Table1.A2" office:value-type="string">
            <text:p text:style-name="P13">D</text:p>
            <text:p text:style-name="P17">d</text:p>
          </table:table-cell>
          <table:table-cell table:style-name="Table1.A2" office:value-type="string">
            <text:p text:style-name="P13">F</text:p>
            <text:p text:style-name="P17">f</text:p>
          </table:table-cell>
          <table:table-cell table:style-name="Table1.A2" office:value-type="string">
            <text:p text:style-name="P13">G</text:p>
            <text:p text:style-name="P17">g</text:p>
          </table:table-cell>
          <table:table-cell table:style-name="Table1.A2" office:value-type="string">
            <text:p text:style-name="P13">H</text:p>
            <text:p text:style-name="P17">h</text:p>
          </table:table-cell>
          <table:table-cell table:style-name="Table1.A2" office:value-type="string">
            <text:p text:style-name="P13">J</text:p>
            <text:p text:style-name="P17">j</text:p>
            <text:p text:style-name="P23">Left</text:p>
          </table:table-cell>
          <table:table-cell table:style-name="Table1.A2" office:value-type="string">
            <text:p text:style-name="P13">K</text:p>
            <text:p text:style-name="P17">k</text:p>
            <text:p text:style-name="P23">Down</text:p>
          </table:table-cell>
          <table:table-cell table:style-name="Table1.A2" office:value-type="string">
            <text:p text:style-name="P13">L</text:p>
            <text:p text:style-name="P17">l</text:p>
            <text:p text:style-name="P23">Right</text:p>
          </table:table-cell>
          <table:table-cell table:style-name="Table1.K2" office:value-type="string">
            <text:p text:style-name="Table_20_Contents">;</text:p>
            <text:p text:style-name="P14">:</text:p>
            <text:p text:style-name="P24">Escape</text:p>
          </table:table-cell>
        </table:table-row>
        <table:table-row>
          <table:table-cell table:style-name="Table1.A2" office:value-type="string">
            <text:p text:style-name="P22">4<text:span text:style-name="T2">th</text:span></text:p>
          </table:table-cell>
          <table:table-cell table:style-name="Table1.A2" office:value-type="string">
            <text:p text:style-name="P13">Z</text:p>
            <text:p text:style-name="P25"><text:span text:style-name="T3">z</text:span></text:p>
          </table:table-cell>
          <table:table-cell table:style-name="Table1.A2" office:value-type="string">
            <text:p text:style-name="P13">X</text:p>
            <text:p text:style-name="P17">x</text:p>
          </table:table-cell>
          <table:table-cell table:style-name="Table1.A2" office:value-type="string">
            <text:p text:style-name="P13">C</text:p>
            <text:p text:style-name="P17">c</text:p>
          </table:table-cell>
          <table:table-cell table:style-name="Table1.A2" office:value-type="string">
            <text:p text:style-name="P13">V</text:p>
            <text:p text:style-name="P17">v</text:p>
          </table:table-cell>
          <table:table-cell table:style-name="Table1.A2" office:value-type="string">
            <text:p text:style-name="P13">B</text:p>
            <text:p text:style-name="P17">b</text:p>
            <text:p text:style-name="P20">Back-space</text:p>
            <text:p text:style-name="P23">Delete</text:p>
          </table:table-cell>
          <table:table-cell table:style-name="Table1.A2" office:value-type="string">
            <text:p text:style-name="P13">N</text:p>
            <text:p text:style-name="P17">n</text:p>
          </table:table-cell>
          <table:table-cell table:style-name="Table1.A2" office:value-type="string">
            <text:p text:style-name="P13">M</text:p>
            <text:p text:style-name="P17">m</text:p>
          </table:table-cell>
          <table:table-cell table:style-name="Table1.A2" office:value-type="string">
            <text:p text:style-name="Table_20_Contents">,</text:p>
            <text:p text:style-name="P16">&lt;</text:p>
          </table:table-cell>
          <table:table-cell table:style-name="Table1.A2" office:value-type="string">
            <text:p text:style-name="Table_20_Contents">.</text:p>
            <text:p text:style-name="P16">&gt;</text:p>
          </table:table-cell>
          <table:table-cell table:style-name="Table1.K2" office:value-type="string">
            <text:p text:style-name="Table_20_Contents">/</text:p>
            <text:p text:style-name="P14">?</text:p>
          </table:table-cell>
        </table:table-row>
      </table:table>
      <text:p text:style-name="P12"/>
      <text:p text:style-name="P2">Like all Z80 input, reading the keyboard gives an 8-bit number. The bits are laid out as follows:</text:p>
      <text:p text:style-name="P2"/>
      <text:p text:style-name="P2">GG IIIIII</text:p>
      <text:p text:style-name="P4"/>
      <text:p text:style-name="P4">First two bits <text:span text:style-name="T1">(GG) </text:span>are <text:span text:style-name="T1">the id of the group the virtual key belongs to.</text:span></text:p>
      <text:p text:style-name="P4">Uppercase <text:span text:style-name="T1">letters</text:span> are in group <text:span text:style-name="T1">1</text:span>, <text:span text:style-name="T1">and lowercase are in group 2. If you modify the keyboard settings to ignore non-letter characters, a check like the following is an easy way to test if a letter is uppercase or not:</text:span></text:p>
      <text:p text:style-name="P4"/>
      <text:p text:style-name="P8">;a contains the input</text:p>
      <text:p text:style-name="P8">push af</text:p>
      <text:p text:style-name="P8">;reset the lower 6 bits</text:p>
      <text:p text:style-name="P8">and 0xC0</text:p>
      <text:p text:style-name="P8">;if 0, uppercase – else, lowercase</text:p>
      <text:p text:style-name="P8">cp 0</text:p>
      <text:p text:style-name="P10">; restore a – pop doesn’t affect any condition flags</text:p>
      <text:p text:style-name="P8">pop af</text:p>
      <text:p text:style-name="P8">jr z, uppercase</text:p>
      <text:p text:style-name="P8">;letter is lowercase</text:p>
      <text:p text:style-name="P8">;do some operation – set a flag, whatever</text:p>
      <text:p text:style-name="P8">jr both</text:p>
      <text:p text:style-name="P8"/>
      <text:p text:style-name="P6">uppercase:</text:p>
      <text:p text:style-name="P8">;letter is uppercase</text:p>
      <text:p text:style-name="P8">;do some operation – convert to lowercase?</text:p>
      <text:p text:style-name="P8">jr both</text:p>
      <text:p text:style-name="P6">both:</text:p>
      <text:p text:style-name="P11"><text:span text:style-name="T1">;code executed regardless of ca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m Preil</meta:initial-creator>
    <meta:creation-date>2017-09-23T21:43:32.783011637</meta:creation-date>
    <dc:date>2017-09-23T22:12:56.628456775</dc:date>
    <dc:creator>Noam Preil</dc:creator>
    <meta:editing-duration>PT9M45S</meta:editing-duration>
    <meta:editing-cycles>4</meta:editing-cycles>
    <meta:generator>LibreOffice/5.4.1.2.0$Linux_X86_64 LibreOffice_project/40m0$Build-2</meta:generator>
    <meta:document-statistic meta:table-count="1" meta:image-count="0" meta:object-count="0" meta:page-count="1" meta:paragraph-count="142" meta:word-count="260" meta:character-count="948" meta:non-whitespace-character-count="826"/>
  </office:meta>
</office:document-meta>
</file>